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aa95" draw:textarea-horizontal-align="justify" draw:textarea-vertical-align="middle" draw:auto-grow-height="false" fo:min-height="2.29cm" fo:min-width="4.58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29cm" fo:min-width="4.58cm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.29cm" fo:min-width="5.85cm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2.29cm" fo:min-width="5.85cm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2.29cm" fo:min-width="5.85cm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2.54cm" svg:y="6.35cm">
          <text:p text:style-name="P1">OpenBLA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.89cm" svg:y="2.54cm">
          <text:p text:style-name="P1">OpenBLAS</text:p>
          <text:p text:style-name="P1">@0.3.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8.89cm" svg:y="6.35cm">
          <text:p text:style-name="P1">OpenBLAS</text:p>
          <text:p text:style-name="P1">@0.3.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8.89cm" svg:y="10.16cm">
          <text:p text:style-name="P1">OpenBLAS</text:p>
          <text:p text:style-name="P1">@0.3.5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62cm" svg:y1="7.62cm" svg:x2="8.89cm" svg:y2="3.81cm">
          <text:p/>
        </draw:line>
        <draw:line draw:style-name="gr3" draw:text-style-name="P4" draw:layer="layout" svg:x1="8.89cm" svg:y1="11.557cm" svg:x2="7.62cm" svg:y2="7.62cm">
          <text:p/>
        </draw:line>
        <draw:line draw:style-name="gr3" draw:text-style-name="P4" draw:layer="layout" svg:x1="8.89cm" svg:y1="7.62cm" svg:x2="7.62cm" svg:y2="7.621cm">
          <text:p/>
        </draw:line>
        <draw:custom-shape draw:style-name="gr4" draw:text-style-name="P3" draw:layer="layout" svg:width="6.35cm" svg:height="2.54cm" svg:x="15.24cm" svg:y="2.54cm">
          <text:p text:style-name="P1">OpenBLAS</text:p>
          <text:p text:style-name="P1">@0.3.6</text:p>
          <text:p text:style-name="P1">threads=non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2.54cm" svg:x="15.24cm" svg:y="6.35cm">
          <text:p text:style-name="P1">OpenBLAS</text:p>
          <text:p text:style-name="P1">@0.3.6</text:p>
          <text:p text:style-name="P1">threads=pthread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54cm" svg:x="15.24cm" svg:y="10.16cm">
          <text:p text:style-name="P1">OpenBLAS</text:p>
          <text:p text:style-name="P1">@0.3.6</text:p>
          <text:p text:style-name="P1">threads=openmp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97cm" svg:y1="7.62cm" svg:x2="15.24cm" svg:y2="3.81cm">
          <text:p/>
        </draw:line>
        <draw:line draw:style-name="gr3" draw:text-style-name="P4" draw:layer="layout" svg:x1="15.24cm" svg:y1="11.557cm" svg:x2="13.97cm" svg:y2="7.62cm">
          <text:p/>
        </draw:line>
        <draw:line draw:style-name="gr3" draw:text-style-name="P4" draw:layer="layout" svg:x1="15.24cm" svg:y1="7.62cm" svg:x2="13.97cm" svg:y2="7.621cm">
          <text:p/>
        </draw:line>
        <draw:line draw:style-name="gr3" draw:text-style-name="P4" draw:layer="layout" svg:x1="13.97cm" svg:y1="3.81cm" svg:x2="15.24cm" svg:y2="1.27cm">
          <text:p/>
        </draw:line>
        <draw:line draw:style-name="gr3" draw:text-style-name="P4" draw:layer="layout" svg:x1="15.24cm" svg:y1="13.97cm" svg:x2="13.97cm" svg:y2="11.43cm">
          <text:p/>
        </draw:line>
        <draw:frame draw:style-name="gr7" draw:text-style-name="P7" draw:layer="layout" svg:width="1.397cm" svg:height="1.397cm" svg:x="16.891cm" svg:y="13.208cm">
          <draw:text-box>
            <text:p text:style-name="P6"><text:span text:style-name="T1">...</text:span></text:p>
          </draw:text-box>
        </draw:frame>
        <draw:frame draw:style-name="gr7" draw:text-style-name="P7" draw:layer="layout" svg:width="1.397cm" svg:height="1.397cm" svg:x="16.764cm" svg:y="0.381cm">
          <draw:text-box>
            <text:p text:style-name="P6"><text:span text:style-name="T1">...</text:span></text:p>
          </draw:text-box>
        </draw:frame>
        <draw:line draw:style-name="gr3" draw:text-style-name="P4" draw:layer="layout" svg:x1="21.59cm" svg:y1="7.62cm" svg:x2="22.86cm" svg:y2="3.81cm">
          <text:p/>
        </draw:line>
        <draw:line draw:style-name="gr3" draw:text-style-name="P4" draw:layer="layout" svg:x1="22.86cm" svg:y1="11.557cm" svg:x2="21.59cm" svg:y2="7.62cm">
          <text:p/>
        </draw:line>
        <draw:line draw:style-name="gr3" draw:text-style-name="P4" draw:layer="layout" svg:x1="22.86cm" svg:y1="7.62cm" svg:x2="21.59cm" svg:y2="7.621cm">
          <text:p/>
        </draw:line>
        <draw:line draw:style-name="gr3" draw:text-style-name="P4" draw:layer="layout" svg:x1="21.59cm" svg:y1="3.81cm" svg:x2="22.86cm" svg:y2="1.27cm">
          <text:p/>
        </draw:line>
        <draw:line draw:style-name="gr3" draw:text-style-name="P4" draw:layer="layout" svg:x1="22.86cm" svg:y1="13.97cm" svg:x2="21.59cm" svg:y2="11.43cm">
          <text:p/>
        </draw:line>
        <draw:frame draw:style-name="gr7" draw:text-style-name="P7" draw:layer="layout" svg:width="1.397cm" svg:height="1.397cm" svg:x="24.511cm" svg:y="13.208cm">
          <draw:text-box>
            <text:p text:style-name="P6"><text:span text:style-name="T1">...</text:span></text:p>
          </draw:text-box>
        </draw:frame>
        <draw:frame draw:style-name="gr7" draw:text-style-name="P7" draw:layer="layout" svg:width="1.397cm" svg:height="1.397cm" svg:x="24.384cm" svg:y="0.381cm">
          <draw:text-box>
            <text:p text:style-name="P6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1-29T23:37:44.431932612</meta:creation-date>
    <dc:date>2020-01-29T23:47:53.578382577</dc:date>
    <meta:editing-duration>PT10M12S</meta:editing-duration>
    <meta:editing-cycles>1</meta:editing-cycles>
    <meta:document-statistic meta:object-count="24"/>
    <meta:generator>LibreOffice/6.3.3.2.0$Linux_X86_64 LibreOffice_project/30$Build-2</meta:generator>
  </office:meta>
</office:document-meta>
</file>